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ableMap.delet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riptableMap.has( String name , Scriptable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Map.setPrototype( Scriptable proto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Map.get( int index , Scriptable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Map.getParen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Map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Map.get( String name , Scriptable st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riptableMap.Scriptabl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riptableMap.getProt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Map.setParentScope( Scriptabl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Map.put( String name , Scriptable start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riptableMap.getDefaultValue( Class type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Map.hasInstance( Scriptable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riptableMap.delete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Map.has( int index , Scriptable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Map.get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Map.unwr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Map.Scriptable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Map.put( int index , Scriptable start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